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4.1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DataCompression Without transcoder</text:p>
          </table:table-cell>
          <table:table-cell office:value-type="string" calcext:value-type="string">
            <text:p>PSNR without transcoder</text:p>
          </table:table-cell>
          <table:table-cell office:value-type="string" calcext:value-type="string">
            <text:p>DataCompression With transcoder</text:p>
          </table:table-cell>
          <table:table-cell office:value-type="string" calcext:value-type="string">
            <text:p>PSNR with transcod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175" calcext:value-type="float">
            <text:p>0,3175</text:p>
          </table:table-cell>
          <table:table-cell office:value-type="float" office:value="37.73" calcext:value-type="float">
            <text:p>37,73</text:p>
          </table:table-cell>
          <table:table-cell office:value-type="float" office:value="0.54" calcext:value-type="float">
            <text:p>0,54</text:p>
          </table:table-cell>
          <table:table-cell office:value-type="float" office:value="33.755" calcext:value-type="float">
            <text:p>33,7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5" calcext:value-type="float">
            <text:p>0,295</text:p>
          </table:table-cell>
          <table:table-cell office:value-type="float" office:value="38.01" calcext:value-type="float">
            <text:p>38,01</text:p>
          </table:table-cell>
          <table:table-cell office:value-type="float" office:value="0.454" calcext:value-type="float">
            <text:p>0,454</text:p>
          </table:table-cell>
          <table:table-cell office:value-type="float" office:value="33.794" calcext:value-type="float">
            <text:p>33,79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98" calcext:value-type="float">
            <text:p>0,2898</text:p>
          </table:table-cell>
          <table:table-cell office:value-type="float" office:value="38.9075" calcext:value-type="float">
            <text:p>38,9075</text:p>
          </table:table-cell>
          <table:table-cell office:value-type="float" office:value="0.3923" calcext:value-type="float">
            <text:p>0,3923</text:p>
          </table:table-cell>
          <table:table-cell office:value-type="float" office:value="34.3844" calcext:value-type="float">
            <text:p>34,3844</text:p>
          </table:table-cell>
          <table:table-cell/>
          <table:table-cell office:value-type="string" calcext:value-type="string">
            <text:p>&lt;-2 ta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8" calcext:value-type="float">
            <text:p>0,338</text:p>
          </table:table-cell>
          <table:table-cell office:value-type="float" office:value="38.5859" calcext:value-type="float">
            <text:p>38,5859</text:p>
          </table:table-cell>
          <table:table-cell office:value-type="float" office:value="0.433965" calcext:value-type="float">
            <text:p>0,433965</text:p>
          </table:table-cell>
          <table:table-cell office:value-type="float" office:value="34.051" calcext:value-type="float">
            <text:p>34,05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93" calcext:value-type="float">
            <text:p>0,393</text:p>
          </table:table-cell>
          <table:table-cell office:value-type="float" office:value="37.8" calcext:value-type="float">
            <text:p>37,8</text:p>
          </table:table-cell>
          <table:table-cell office:value-type="float" office:value="0.468" calcext:value-type="float">
            <text:p>0,468</text:p>
          </table:table-cell>
          <table:table-cell office:value-type="float" office:value="33.47" calcext:value-type="float">
            <text:p>33,4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66" calcext:value-type="float">
            <text:p>0,366</text:p>
          </table:table-cell>
          <table:table-cell office:value-type="float" office:value="37.95" calcext:value-type="float">
            <text:p>37,95</text:p>
          </table:table-cell>
          <table:table-cell office:value-type="float" office:value="0.478" calcext:value-type="float">
            <text:p>0,478</text:p>
          </table:table-cell>
          <table:table-cell office:value-type="float" office:value="32.177" calcext:value-type="float">
            <text:p>32,17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,298</text:p>
          </table:table-cell>
          <table:table-cell office:value-type="float" office:value="38.387" calcext:value-type="float">
            <text:p>38,387</text:p>
          </table:table-cell>
          <table:table-cell office:value-type="float" office:value="0.482" calcext:value-type="float">
            <text:p>0,482</text:p>
          </table:table-cell>
          <table:table-cell office:value-type="float" office:value="34.33" calcext:value-type="float">
            <text:p>34,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,29</text:p>
          </table:table-cell>
          <table:table-cell office:value-type="float" office:value="38.56" calcext:value-type="float">
            <text:p>38,56</text:p>
          </table:table-cell>
          <table:table-cell office:value-type="float" office:value="0.428" calcext:value-type="float">
            <text:p>0,428</text:p>
          </table:table-cell>
          <table:table-cell office:value-type="float" office:value="34.24" calcext:value-type="float">
            <text:p>34,24</text:p>
          </table:table-cell>
          <table:table-cell/>
          <table:table-cell office:value-type="string" calcext:value-type="string">
            <text:p>&lt;-1 ta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99" calcext:value-type="float">
            <text:p>0,2899</text:p>
          </table:table-cell>
          <table:table-cell office:value-type="float" office:value="39.4" calcext:value-type="float">
            <text:p>39,4</text:p>
          </table:table-cell>
          <table:table-cell office:value-type="float" office:value="0.38" calcext:value-type="float">
            <text:p>0,38</text:p>
          </table:table-cell>
          <table:table-cell office:value-type="float" office:value="34.8" calcext:value-type="float">
            <text:p>34,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,34</text:p>
          </table:table-cell>
          <table:table-cell office:value-type="float" office:value="39.11" calcext:value-type="float">
            <text:p>39,11</text:p>
          </table:table-cell>
          <table:table-cell office:value-type="float" office:value="0.421" calcext:value-type="float">
            <text:p>0,421</text:p>
          </table:table-cell>
          <table:table-cell office:value-type="float" office:value="34.51" calcext:value-type="float">
            <text:p>34,5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9" calcext:value-type="float">
            <text:p>0,39</text:p>
          </table:table-cell>
          <table:table-cell office:value-type="float" office:value="37.8" calcext:value-type="float">
            <text:p>37,8</text:p>
          </table:table-cell>
          <table:table-cell office:value-type="float" office:value="0.47" calcext:value-type="float">
            <text:p>0,47</text:p>
          </table:table-cell>
          <table:table-cell office:value-type="float" office:value="33.43" calcext:value-type="float">
            <text:p>33,4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66" calcext:value-type="float">
            <text:p>0,366</text:p>
          </table:table-cell>
          <table:table-cell office:value-type="float" office:value="37.395" calcext:value-type="float">
            <text:p>37,395</text:p>
          </table:table-cell>
          <table:table-cell office:value-type="float" office:value="0.48" calcext:value-type="float">
            <text:p>0,48</text:p>
          </table:table-cell>
          <table:table-cell office:value-type="float" office:value="32.15" calcext:value-type="float">
            <text:p>32,15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Time without statistic</text:p>
          </table:table-cell>
          <table:table-cell office:value-type="string" calcext:value-type="string">
            <text:p>Time with statisti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.14" calcext:value-type="float">
            <text:p>53,14</text:p>
          </table:table-cell>
          <table:table-cell office:value-type="float" office:value="52.5" calcext:value-type="float">
            <text:p>52,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1.35" calcext:value-type="float">
            <text:p>171,35</text:p>
          </table:table-cell>
          <table:table-cell office:value-type="float" office:value="169.1" calcext:value-type="float">
            <text:p>169,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2.4" calcext:value-type="float">
            <text:p>342,4</text:p>
          </table:table-cell>
          <table:table-cell office:value-type="float" office:value="338.8" calcext:value-type="float">
            <text:p>338,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 style:data-style-name="N2" text:time-value="13:41:37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1:49:12.817000000</meta:creation-date>
    <dc:date>2020-11-27T13:44:29.253000000</dc:date>
    <meta:editing-duration>PT1H34M8S</meta:editing-duration>
    <meta:editing-cycles>14</meta:editing-cycles>
    <meta:generator>LibreOffice/6.4.3.2$Windows_X86_64 LibreOffice_project/747b5d0ebf89f41c860ec2a39efd7cb15b54f2d8</meta:generator>
    <meta:document-statistic meta:table-count="1" meta:cell-count="79" meta:object-count="0"/>
  </office:meta>
</office:document-meta>
</file>